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235cm" loext:contextual-spacing="false" fo:line-height="142%" fo:text-indent="0cm" style:auto-text-indent="false" fo:padding="0.212cm" fo:border="0.06pt solid #cccccc"/>
      <style:text-properties fo:color="#333333" style:font-name="Menlo" fo:font-size="8.64999961853027pt" loext:padding="0cm" loext:border="none"/>
    </style:style>
    <style:style style:name="P3" style:family="paragraph" style:parent-style-name="Preformatted_20_Text">
      <style:paragraph-properties fo:margin-top="0cm" fo:margin-bottom="0.235cm" loext:contextual-spacing="false" fo:line-height="142%" fo:padding="0.212cm" fo:border="0.06pt solid #cccccc"/>
      <style:text-properties fo:font-variant="normal" fo:text-transform="none" fo:color="#333333" style:font-name="Menlo" fo:font-size="8.64999961853027pt" fo:letter-spacing="normal" fo:font-style="normal" fo:font-weight="normal" loext:padding="0cm" loext:border="none"/>
    </style:style>
    <style:style style:name="P4" style:family="paragraph" style:parent-style-name="Preformatted_20_Text">
      <style:paragraph-properties fo:margin-top="0cm" fo:margin-bottom="0.235cm" loext:contextual-spacing="false" fo:line-height="142%" fo:padding="0.212cm" fo:border="0.06pt solid #cccccc"/>
      <style:text-properties fo:font-variant="normal" fo:text-transform="none" fo:color="#333333" fo:letter-spacing="normal" loext:padding="0cm" loext:border="none"/>
    </style:style>
    <style:style style:name="P5" style:family="paragraph" style:parent-style-name="Text_20_body">
      <style:text-properties fo:font-variant="normal" fo:text-transform="none" fo:color="#000000" style:font-name="Helvetica Neue" fo:font-size="9.35000038146973pt" fo:letter-spacing="normal" fo:font-style="normal" fo:font-weight="normal" style:font-name-asian="Helvetica Neue" style:font-size-asian="9.35000038146973pt" style:font-style-asian="normal" style:font-weight-asian="normal" style:font-name-complex="Helvetica Neue" style:font-size-complex="9.35000038146973pt" style:font-style-complex="normal" style:font-weight-complex="normal" loext:padding="0cm" loext:border="none"/>
    </style:style>
    <style:style style:name="T1" style:family="text">
      <style:text-properties fo:font-variant="normal" fo:text-transform="none" fo:color="#21759b" style:text-line-through-style="none" style:text-line-through-type="none" style:font-name="Helvetica Neue" fo:font-size="12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21759b" style:text-line-through-style="none" style:text-line-through-type="none" fo:letter-spacing="normal" style:text-underline-style="none" style:text-blinking="false" fo:background-color="transparent" loext:char-shading-value="0" style:font-name-asian="Helvetica Neue" style:font-size-asian="12pt" style:font-style-asian="normal" style:font-weight-asian="bold" loext:padding="0cm" loext:border="none"/>
    </style:style>
    <style:style style:name="T3" style:family="text">
      <style:text-properties style:font-name="Menlo" fo:font-size="8.64999961853027pt" fo:font-style="normal" fo:font-weight="normal"/>
    </style:style>
    <style:style style:name="T4" style:family="text">
      <style:text-properties style:font-name-asian="Menlo" style:font-size-asian="8.64999961853027pt" style:font-style-asian="normal" style:font-weight-asian="normal"/>
    </style:style>
    <style:style style:name="fr1" style:family="graphic" style:parent-style-name="Frame">
      <style:graphic-properties fo:margin-left="0cm" fo:margin-right="0cm" fo:margin-top="0.471cm" fo:margin-bottom="0.235cm" style:wrap="right" style:number-wrapped-paragraphs="no-limit" style:vertical-pos="top" style:vertical-rel="paragraph-content" style:horizontal-pos="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r http = require('http');</text:p>
      <text:section text:style-name="Sect1" text:name="cnblogs_post_body">
        <text:p text:style-name="P3">var express = require('express');</text:p>
        <text:p text:style-name="P3">var fs=require("fs");</text:p>
        <text:p text:style-name="P3">var app = express();</text:p>
        <text:p text:style-name="P3">app.get('/download/*', function (req, res, next) {</text:p>
        <text:p text:style-name="P4"><text:span text:style-name="T4">　</text:span><text:span text:style-name="T3">//</text:span><text:span text:style-name="T4">第一种方式</text:span></text:p>
        <text:p text:style-name="P4"><text:s text:c="2"/><text:span text:style-name="T3">//var f="F:/ftproot/NW.js.docx";</text:span></text:p>
        <text:p text:style-name="P4"><text:s text:c="2"/><text:span text:style-name="T3">//var f="f:/ftproot/</text:span><text:span text:style-name="T4">我是中文的语言</text:span><text:span text:style-name="T3">.txt"</text:span></text:p>
        <text:p text:style-name="P4"><text:s text:c="2"/><text:span text:style-name="T3">////var f = req.params[0];</text:span></text:p>
        <text:p text:style-name="P4"><text:s text:c="2"/><text:span text:style-name="T3">//f = path.resolve(f);</text:span></text:p>
        <text:p text:style-name="P4"><text:s text:c="2"/><text:span text:style-name="T3">//console.log('Download file: %s', f);</text:span></text:p>
        <text:p text:style-name="P4"><text:s text:c="2"/><text:span text:style-name="T3">//res.download(f);</text:span></text:p>
        <text:p text:style-name="P4"><text:s text:c="2"/><text:span text:style-name="T3">//</text:span><text:span text:style-name="T4">第二种方式</text:span></text:p>
        <text:p text:style-name="P4"><text:s text:c="2"/><text:span text:style-name="T3">var path="F:/ftproot/NW.js.docx";</text:span></text:p>
        <text:p text:style-name="P4"><text:s text:c="2"/><text:span text:style-name="T3">var f = fs.createReadStream(path);</text:span></text:p>
        <text:p text:style-name="P4"><text:s text:c="2"/><text:span text:style-name="T3">res.writeHead(200, {</text:span></text:p>
        <text:p text:style-name="P4"><text:s text:c="4"/><text:span text:style-name="T3">'Content-Type': 'application/force-download',</text:span></text:p>
        <text:p text:style-name="P4"><text:s text:c="4"/><text:span text:style-name="T3">'Content-Disposition': 'attachment; filename=NW.js.docx'</text:span></text:p>
        <text:p text:style-name="P4"><text:s text:c="2"/><text:span text:style-name="T3">});</text:span></text:p>
        <text:p text:style-name="P4"><text:s text:c="2"/><text:span text:style-name="T3">f.pipe(res);</text:span></text:p>
        <text:p text:style-name="P3">});</text:p>
        <text:p text:style-name="P3">http.createServer(app).listen(3000);</text:p>
      </text:section>
      <text:p text:style-name="P5"><draw:frame draw:style-name="fr1" draw:name="框架1" text:anchor-type="paragraph" svg:width="19.544cm" draw:z-index="0"><draw:text-box fo:min-height="0.041cm"><text:h text:style-name="P1" text:outline-level="1"><text:bookmark text:name="cb_post_title_url"/><text:a xlink:type="simple" xlink:href="http://www.cnblogs.com/lishuyi/p/5213505.html" text:style-name="Internet_20_link" text:visited-style-name="Visited_20_Internet_20_Link"><text:span text:style-name="T1">NodeJS</text:span></text:a><text:a xlink:type="simple" xlink:href="http://www.cnblogs.com/lishuyi/p/5213505.html" text:style-name="Internet_20_link" text:visited-style-name="Visited_20_Internet_20_Link"><text:span text:style-name="T2">下载文件实例</text:span></text:a></text:h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5:01:46.401664401</meta:creation-date>
    <dc:date>2018-03-15T15:03:03.174550776</dc:date>
    <meta:editing-duration>PT1M17S</meta:editing-duration>
    <meta:editing-cycles>1</meta:editing-cycles>
    <meta:document-statistic meta:table-count="0" meta:image-count="0" meta:object-count="0" meta:page-count="1" meta:paragraph-count="23" meta:word-count="80" meta:character-count="620" meta:non-whitespace-character-count="554"/>
    <meta:generator>LibreOffice/5.1.6.2$Linux_X86_64 LibreOffice_project/10m0$Build-2</meta:generator>
  </office:meta>
</office:document-meta>
</file>